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s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4" table:default-cell-style-name="Default"/>
        <table:table-row table:style-name="ro1">
          <table:table-cell table:style-name="Default" office:value-type="string" calcext:value-type="string">
            <text:p>Basic Block foo bb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office:value-type="string" calcext:value-type="string">
            <text:p>bb0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string" calcext:value-type="string">
            <text:p>  for(i=0; i&lt;2; i++){</text:p>
            <text:p/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1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  for(i=0; i&lt;2; i++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2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office:value-type="string" calcext:value-type="string">
            <text:p>bb2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string" calcext:value-type="string">
            <text:p>    for(j=0 ; j&lt;2 ; j++){</text:p>
            <text:p/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3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    for(j=0 ; j&lt;2 ; j++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5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office:value-type="string" calcext:value-type="string">
            <text:p>bb5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      for(k=0 ; k&lt;5 ; k++){</text:p>
            <text:p/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6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6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      for(k=0 ; k&lt;5 ; k++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8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office:value-type="string" calcext:value-type="string">
            <text:p>bb8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string" calcext:value-type="string">
            <text:p>                for(l=0 ; l&lt;5 ; l++){</text:p>
            <text:p/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9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9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                for(l=0 ; l&lt;5 ; l++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11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11</text:p>
          </table:table-cell>
          <table:table-cell office:value-type="string" calcext:value-type="string">
            <text:p>Lin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          if( keys[i][j][k][l] == x ){</text:p>
            <text:p/>
          </table:table-cell>
          <table:table-cell table:style-name="ce1"/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string" calcext:value-type="string">
            <text:p>bb11::7</text:p>
          </table:table-cell>
          <table:table-cell office:value-type="string" calcext:value-type="string">
            <text:p>Lin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          if( keys[i][j][k][l] == x ){</text:p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foo bb19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>
            <text:p>bb19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              return answer[i][j][k][l] + keys[i][j][k][l];</text:p>
            <text:p/>
          </table:table-cell>
          <table:table-cell table:style-name="ce2" table:number-columns-repeated="2"/>
          <table:table-cell/>
          <table:table-cell office:value-type="float" office:value="127" calcext:value-type="float">
            <text:p>127</text:p>
          </table:table-cell>
        </table:table-row>
        <table:table-row table:style-name="ro2">
          <table:table-cell table:style-name="ce2" office:value-type="string" calcext:value-type="string">
            <text:p>bb19::1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              return answer[i][j][k][l] + keys[i][j][k][l];</text:p>
            <text:p/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bb19::1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              return answer[i][j][k][l] + keys[i][j][k][l];</text:p>
            <text:p/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bb19::13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              return answer[i][j][k][l] + keys[i][j][k][l];</text:p>
            <text:p/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bb19::13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              return answer[i][j][k][l] + keys[i][j][k][l];</text:p>
            <text:p/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foo bb33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bb33</text:p>
          </table:table-cell>
          <table:table-cell office:value-type="string" calcext:value-type="string">
            <text:p>L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        }</text:p>
            <text:p/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Basic Block foo bb34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bb34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                for(l=0 ; l&lt;5 ; l++){</text:p>
            <text:p/>
          </table:table-cell>
          <table:table-cell table:style-name="ce1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 iteração do BB8</text:p>
          </table:table-cell>
        </table:table-row>
        <table:table-row table:style-name="ro2">
          <table:table-cell office:value-type="string" calcext:value-type="string">
            <text:p>bb34::2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                for(l=0 ; l&lt;5 ; l++){</text:p>
            <text:p/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b34::2:::1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                for(l=0 ; l&lt;5 ; l++){</text:p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foo bb36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bb36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      }</text:p>
            <text:p/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Basic Block foo bb37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bb37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      for(k=0 ; k&lt;5 ; k++){</text:p>
            <text:p/>
          </table:table-cell>
          <table:table-cell table:style-name="ce1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 iteração do BB 5</text:p>
          </table:table-cell>
        </table:table-row>
        <table:table-row table:style-name="ro2">
          <table:table-cell office:value-type="string" calcext:value-type="string">
            <text:p>bb37::2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      for(k=0 ; k&lt;5 ; k++){</text:p>
            <text:p/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b37::2:::1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      for(k=0 ; k&lt;5 ; k++){</text:p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foo bb39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39</text:p>
          </table:table-cell>
          <table:table-cell office:value-type="string" calcext:value-type="string">
            <text:p>Lin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    }</text:p>
            <text:p/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Basic Block foo bb4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40</text:p>
          </table:table-cell>
          <table:table-cell office:value-type="string" calcext:value-type="string">
            <text:p>Li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    for(j=0 ; j&lt;2 ; j++){</text:p>
            <text:p/>
          </table:table-cell>
          <table:table-cell table:style-name="ce1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 iteração do BB2</text:p>
          </table:table-cell>
        </table:table-row>
        <table:table-row table:style-name="ro2">
          <table:table-cell office:value-type="string" calcext:value-type="string">
            <text:p>bb40::2</text:p>
          </table:table-cell>
          <table:table-cell office:value-type="string" calcext:value-type="string">
            <text:p>Li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    for(j=0 ; j&lt;2 ; j++){</text:p>
            <text:p/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b40::2:::1</text:p>
          </table:table-cell>
          <table:table-cell office:value-type="string" calcext:value-type="string">
            <text:p>Li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    for(j=0 ; j&lt;2 ; j++){</text:p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foo bb42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42</text:p>
          </table:table-cell>
          <table:table-cell office:value-type="string" calcext:value-type="string">
            <text:p>L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  }</text:p>
            <text:p/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Basic Block foo bb43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43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  for(i=0; i&lt;2; i++){</text:p>
            <text:p/>
          </table:table-cell>
          <table:table-cell table:style-name="ce1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 iteração do BB0</text:p>
          </table:table-cell>
        </table:table-row>
        <table:table-row table:style-name="ro2">
          <table:table-cell office:value-type="string" calcext:value-type="string">
            <text:p>bb43::2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  for(i=0; i&lt;2; i++){</text:p>
            <text:p/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b43::2:::1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  for(i=0; i&lt;2; i++){</text:p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foo bb45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45</text:p>
          </table:table-cell>
          <table:table-cell office:value-type="string" calcext:value-type="string">
            <text:p>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  return -1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foo bb46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46</text:p>
          </table:table-cell>
          <table:table-cell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  foo(400)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0::1</text:p>
          </table:table-cell>
          <table:table-cell office:value-type="string" calcext:value-type="string">
            <text:p>Lin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  return 0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1T22:16:51.198000000</dc:date>
    <meta:editing-duration>PT21M27S</meta:editing-duration>
    <meta:editing-cycles>2</meta:editing-cycles>
    <meta:generator>LibreOffice/7.3.1.3$Windows_X86_64 LibreOffice_project/a69ca51ded25f3eefd52d7bf9a5fad8c90b87951</meta:generator>
    <meta:document-statistic meta:table-count="1" meta:cell-count="187" meta:object-count="0"/>
  </office:meta>
</office:document-meta>
</file>